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 style:text-underline-style="solid" style:text-underline-width="auto" style:text-underline-color="font-color" fo:font-weight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 officeooo:rsid="0010fb2a" officeooo:paragraph-rsid="0010fb2a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 style:text-underline-style="solid" style:text-underline-width="auto" style:text-underline-color="font-color" fo:font-weight="bold" officeooo:rsid="0010fb2a" officeooo:paragraph-rsid="0010fb2a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 officeooo:paragraph-rsid="0010fb2a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0fb2a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Liberation Serif" fo:font-size="12pt"/>
    </style:style>
    <style:style style:name="T3" style:family="text">
      <style:text-properties fo:color="#000000" loext:opacity="100%" style:font-name="Liberation Serif" fo:font-size="12pt" fo:font-weight="bold"/>
    </style:style>
    <style:style style:name="T4" style:family="text">
      <style:text-properties fo:color="#000000" loext:opacity="100%" style:font-name="Liberation Serif" fo:font-size="12pt" officeooo:rsid="0010fb2a"/>
    </style:style>
    <style:style style:name="T5" style:family="text">
      <style:text-properties fo:color="#000000" loext:opacity="100%" style:font-name="Liberation Serif" fo:font-size="20pt" style:text-underline-style="solid" style:text-underline-width="auto" style:text-underline-color="font-color" fo:font-weight="bold"/>
    </style:style>
    <style:style style:name="T6" style:family="text">
      <style:text-properties officeooo:rsid="0010fb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Projektboard  Finanzapp Gruppe:</text:span></text:p>
      <text:p text:style-name="P1"> </text:p>
      <text:p text:style-name="P3">------------------------------------------------------------------------------------------------------------------------</text:p>
      <text:p text:style-name="P1"> </text:p>
      <text:p text:style-name="P2">Hauptseite und Tipps</text:p>
      <text:p text:style-name="P3">C<text:span text:style-name="T6">SS: Niklas Adler, Magnus Marx </text:span></text:p>
      <text:p text:style-name="P9"><text:span text:style-name="T4">HTML: Niklas Adler, Magnus Marx</text:span></text:p>
      <text:p text:style-name="P1"> </text:p>
      <text:p text:style-name="P2">Börse </text:p>
      <text:p text:style-name="P3">H<text:span text:style-name="T6">TML</text:span>: <text:span text:style-name="T6">Nick Wuttig</text:span></text:p>
      <text:p text:style-name="P5">CSS: Nick Wuttig </text:p>
      <text:p text:style-name="P1"> </text:p>
      <text:p text:style-name="P6">Aktien</text:p>
      <text:p text:style-name="P7">H<text:span text:style-name="T6">TML</text:span>: <text:span text:style-name="T6">Niklas Adler</text:span></text:p>
      <text:p text:style-name="P5">CSS: Niklas Adler </text:p>
      <text:p text:style-name="P9"/>
      <text:p text:style-name="P6">Banken</text:p>
      <text:p text:style-name="P7">H<text:span text:style-name="T6">TML</text:span>: <text:span text:style-name="T6">Lucian Ziesch, Fabius Schurig</text:span></text:p>
      <text:p text:style-name="P5">CSS: Lucian Ziesch, FabiusSchurig</text:p>
      <text:p text:style-name="P5"/>
      <text:p text:style-name="P6">Banken</text:p>
      <text:p text:style-name="P7">H<text:span text:style-name="T6">TML</text:span>: <text:span text:style-name="T6">Magnus Marx, Fabius Schurig</text:span></text:p>
      <text:p text:style-name="P5">CSS: Fabius Schurig</text:p>
      <text:p text:style-name="P5"/>
      <text:p text:style-name="P6">Wallet und Unterseiten (Login/Successlogin)</text:p>
      <text:p text:style-name="P5">HTML, CSS, JavaScript: Fabius</text:p>
      <text:p text:style-name="P9"> </text:p>
      <text:p text:style-name="P3">------------------------------------------------------------------------------------------------------------------------</text:p>
      <text:p text:style-name="P1"> </text:p>
      <text:p text:style-name="P1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0:35:31.706000000</meta:creation-date>
    <dc:date>2025-04-10T14:34:40.359000000</dc:date>
    <meta:editing-duration>PT8M18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7" meta:word-count="59" meta:character-count="646" meta:non-whitespace-character-count="595"/>
  </office:meta>
</office:document-meta>
</file>